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cm" svg:stroke-color="#333333" draw:marker-start-width="0.25cm" draw:marker-end-width="0.25cm" draw:fill="solid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2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3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4" style:family="graphic" style:parent-style-name="objectwithoutfill">
      <style:graphic-properties draw:stroke="dash" draw:stroke-dash="Ultrafine_20_Dashed"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width="0.03cm" svg:stroke-color="#333333" draw:marker-start-width="0.25cm" draw:marker-end-width="0.25cm" draw:fill="solid" draw:fill-color="#ff420e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7" style:family="graphic" style:parent-style-name="standard">
      <style:graphic-properties draw:stroke="none" draw:fill="solid" draw:fill-color="#00458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text-properties fo:color="#004586" fo:font-size="14pt" style:font-size-asian="14pt" style:font-size-complex="14pt"/>
    </style:style>
    <style:style style:name="P4" style:family="paragraph">
      <style:text-properties fo:color="#004586"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4586"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1cm" svg:height="0.8cm" svg:x="4.3cm" svg:y="2.3cm">
          <text:p text:style-name="P1"><text:span text:style-name="T1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cm" svg:height="0.8cm" svg:x="5.5cm" svg:y="2.3cm">
          <text:p text:style-name="P1"><text:span text:style-name="T1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cm" svg:height="0.8cm" svg:x="6.7cm" svg:y="2.3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cm" svg:height="0.8cm" svg:x="7.9cm" svg:y="2.3cm">
          <text:p text:style-name="P1"><text:span text:style-name="T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cm" svg:height="0.8cm" svg:x="9.1cm" svg:y="2.3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cm" svg:height="0.8cm" svg:x="10.3cm" svg:y="2.3cm">
          <text:p text:style-name="P1"><text:span text:style-name="T1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1cm" svg:y1="3.9cm" svg:x2="4.3cm" svg:y2="3.1cm">
          <text:p/>
        </draw:line>
        <draw:line draw:style-name="gr4" draw:text-style-name="P1" draw:layer="layout" svg:x1="6.6cm" svg:y1="3.915cm" svg:x2="7.785cm" svg:y2="3.1cm">
          <text:p/>
        </draw:line>
        <draw:custom-shape draw:style-name="gr1" draw:text-style-name="P2" draw:layer="layout" svg:width="1.1cm" svg:height="0.8cm" svg:x="3.09cm" svg:y="4cm">
          <text:p text:style-name="P1"><text:span text:style-name="T1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cm" svg:height="0.8cm" svg:x="4.29cm" svg:y="4cm">
          <text:p text:style-name="P1"><text:span text:style-name="T1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cm" svg:height="0.8cm" svg:x="5.49cm" svg:y="4cm">
          <text:p text:style-name="P1"><text:span text:style-name="T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1cm" svg:height="0.8cm" svg:x="6.67cm" svg:y="4cm">
          <text:p text:style-name="P1"><text:span text:style-name="T1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1cm" svg:height="0.8cm" svg:x="7.86cm" svg:y="4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cm" svg:height="0.8cm" svg:x="9.09cm" svg:y="4cm">
          <text:p text:style-name="P1"><text:span text:style-name="T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cm" svg:height="0.8cm" svg:x="10.29cm" svg:y="4cm">
          <text:p text:style-name="P1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cm" svg:height="0.8cm" svg:x="11.49cm" svg:y="4cm">
          <text:p text:style-name="P1"><text:span text:style-name="T1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9.075cm" svg:y1="3.915cm" svg:x2="7.89cm" svg:y2="3.1cm">
          <text:p/>
        </draw:line>
        <draw:line draw:style-name="gr4" draw:text-style-name="P1" draw:layer="layout" svg:x1="12.555cm" svg:y1="3.915cm" svg:x2="11.37cm" svg:y2="3.1cm">
          <text:p/>
        </draw:line>
        <draw:frame draw:style-name="gr6" draw:text-style-name="P4" draw:layer="layout" svg:width="2.081cm" svg:height="0.831cm" svg:x="1cm" svg:y="2.3cm">
          <draw:text-box>
            <text:p text:style-name="P3"><text:span text:style-name="T2">eui-48</text:span></text:p>
          </draw:text-box>
        </draw:frame>
        <draw:frame draw:style-name="gr6" draw:text-style-name="P4" draw:layer="layout" svg:width="2.081cm" svg:height="0.831cm" svg:x="1.001cm" svg:y="4.001cm">
          <draw:text-box>
            <text:p text:style-name="P3"><text:span text:style-name="T2">eui-64</text:span></text:p>
          </draw:text-box>
        </draw:frame>
        <draw:custom-shape draw:style-name="gr7" draw:text-style-name="P1" draw:layer="layout" svg:width="0.7cm" svg:height="0.9cm" svg:x="7.5cm" svg:y="4.9cm">
          <text:p/>
          <draw:enhanced-geometry svg:viewBox="0 0 21600 21600" draw:text-areas="?f0 ?f7 ?f2 21600" draw:type="up-arrow" draw:modifiers="10826.9775187344 5845.129059117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4T21:03:54</meta:creation-date>
    <dc:date>2012-07-09T11:34:23</dc:date>
    <meta:editing-duration>PT4H1M29S</meta:editing-duration>
    <meta:editing-cycles>17</meta:editing-cycles>
    <meta:generator>LibreOffice/3.5$Linux_X86_64 LibreOffice_project/350m1$Build-2</meta:generator>
    <meta:document-statistic meta:object-count="21"/>
  </office:meta>
</office:document-meta>
</file>